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3.671cm"/>
    </style:style>
    <style:style style:name="co4" style:family="table-column">
      <style:table-column-properties fo:break-before="auto" style:column-width="5.918cm"/>
    </style:style>
    <style:style style:name="co5" style:family="table-column">
      <style:table-column-properties fo:break-before="auto" style:column-width="1.7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office:value-type="string" calcext:value-type="string">
            <text:p>Angle of slope </text:p>
            <text:p>[deg]</text:p>
          </table:table-cell>
          <table:table-cell office:value-type="string" calcext:value-type="string">
            <text:p>height</text:p>
            <text:p>Opposite (Gegenkathete)</text:p>
          </table:table-cell>
          <table:table-cell office:value-type="string" calcext:value-type="string">
            <text:p>length</text:p>
            <text:p>Adjacent (Ankathete)</text:p>
          </table:table-cell>
          <table:table-cell office:value-type="string" calcext:value-type="string">
            <text:p>Drift</text:p>
            <text:p>Dist from start pos after driving 1 m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668.8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610.6</text:p>
          </table:table-cell>
          <table:table-cell office:value-type="string" calcext:value-type="string">
            <text:p>230, 230</text:p>
          </table:table-cell>
          <table:table-cell table:number-columns-repeated="6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574.9</text:p>
          </table:table-cell>
          <table:table-cell office:value-type="string" calcext:value-type="string">
            <text:p>85, 125</text:p>
          </table:table-cell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159.4</text:p>
          </table:table-cell>
          <table:table-cell office:value-type="string" calcext:value-type="string">
            <text:p>185, 200; 95, 115</text:p>
          </table:table-cell>
          <table:table-cell table:number-columns-repeated="6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807.8</text:p>
          </table:table-cell>
          <table:table-cell office:value-type="string" calcext:value-type="string">
            <text:p>-100; 105</text:p>
          </table:table-cell>
          <table:table-cell table:number-columns-repeated="6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460.1</text:p>
          </table:table-cell>
          <table:table-cell office:value-type="string" calcext:value-type="string">
            <text:p>110, 110</text:p>
          </table:table-cell>
          <table:table-cell table:number-columns-repeated="6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203.9</text:p>
          </table:table-cell>
          <table:table-cell office:value-type="string" calcext:value-type="string">
            <text:p>100, 105</text:p>
          </table:table-cell>
          <table:table-cell table:number-columns-repeated="60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3" table:number-rows-repeated="10485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x-Ole von Waldow</meta:initial-creator>
    <meta:creation-date>2015-06-05T18:19:34</meta:creation-date>
    <dc:date>2021-12-09T13:58:37.248000000</dc:date>
    <meta:generator>LibreOffice/7.1.4.2$Windows_X86_64 LibreOffice_project/a529a4fab45b75fefc5b6226684193eb000654f6</meta:generator>
    <meta:editing-duration>PT9M46S</meta:editing-duration>
    <meta:editing-cycles>1</meta:editing-cycles>
    <meta:document-statistic meta:table-count="1" meta:cell-count="33" meta:object-count="0"/>
    <meta:user-defined meta:name="AppVersion">16.0300</meta:user-defined>
  </office:meta>
</office:document-meta>
</file>